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color="#d62e4e" officeooo:rsid="000d2aa9" officeooo:paragraph-rsid="000d2aa9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DejaVu Sans" fo:font-size="12pt" style:font-size-asian="12pt" style:font-size-complex="12pt"/>
    </style:style>
    <style:style style:name="P3" style:family="paragraph" style:parent-style-name="Standard">
      <style:text-properties fo:font-variant="normal" fo:text-transform="none" fo:color="#222222" style:font-name="DejaVu Sans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text-properties style:font-name="DejaVu Sans" fo:font-size="12pt" style:font-size-asian="12pt" style:font-size-complex="12pt"/>
    </style:style>
    <style:style style:name="P6" style:family="paragraph" style:parent-style-name="Heading">
      <style:text-properties style:font-name="DejaVu Sans" officeooo:rsid="000daeb1" officeooo:paragraph-rsid="000daeb1"/>
    </style:style>
    <style:style style:name="P7" style:family="paragraph" style:parent-style-name="Heading">
      <style:text-properties style:font-name="DejaVu Sans" officeooo:rsid="000dc9ac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 officeooo:rsid="000d2aa9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normal" officeooo:rsid="000d2aa9"/>
    </style:style>
    <style:style style:name="T6" style:family="text">
      <style:text-properties fo:font-variant="normal" fo:text-transform="none" fo:color="#222222" fo:font-size="10.5pt" fo:letter-spacing="normal" fo:font-style="normal" fo:font-weight="normal"/>
    </style:style>
    <style:style style:name="T7" style:family="text">
      <style:text-properties fo:font-variant="normal" fo:text-transform="none" fo:color="#222222" fo:font-size="10.5pt" fo:letter-spacing="normal" fo:font-style="normal" fo:font-weight="normal" officeooo:rsid="000d2aa9"/>
    </style:style>
    <style:style style:name="T8" style:family="text">
      <style:text-properties officeooo:rsid="000dc9a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ans-serif"/>
    </style:style>
    <style:style style:name="T11" style:family="text">
      <style:text-properties style:font-name="sans-serif" fo:font-size="10.5pt"/>
    </style:style>
    <style:style style:name="T12" style:family="text">
      <style:text-properties style:font-name="sans-serif" fo:font-size="10.5pt" officeooo:rsid="000dc9ac"/>
    </style:style>
    <style:style style:name="T13" style:family="text">
      <style:text-properties style:font-name="sans-serif" officeooo:rsid="000dc9ac"/>
    </style:style>
    <style:style style:name="T14" style:family="text">
      <style:text-properties fo:color="#0b0080" style:text-line-through-style="none" style:text-line-through-type="none" style:font-name="sans-serif" fo:font-size="10.5pt" style:text-underline-style="none" style:text-blinking="false" fo:background-color="#ffffff" loext:char-shading-value="0"/>
    </style:style>
    <style:style style:name="T15" style:family="text">
      <style:text-properties fo:color="#0b0080" style:text-line-through-style="none" style:text-line-through-type="none" style:font-name="sans-serif" fo:font-size="10.5pt" style:text-underline-style="none" officeooo:rsid="000dc9ac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/OS</text:p>
      <text:p text:style-name="P6">General Information:</text:p>
      <text:p text:style-name="P2"><text:span text:style-name="T4">z/OS</text:span><text:span text:style-name="T3"> </text:span><text:span text:style-name="T4">is a</text:span><text:span text:style-name="T5">n operating system</text:span><text:span text:style-name="T3"> </text:span><text:span text:style-name="T4">fo</text:span><text:span text:style-name="T5">r IBM mainframes</text:span><text:span text:style-name="T4">, produced by </text:span><text:span text:style-name="T5">IBM. It combines separate but still related products. z/OS might have been released in 2000 but it still has the same functionality which stems from the 60s.</text:span></text:p>
      <text:p text:style-name="P2"><text:span text:style-name="T5"/></text:p>
      <text:p text:style-name="P7">Special characteristics:</text:p>
      <text:p text:style-name="P4">z/OS introduced Variable Workload License Charges (<text:span text:style-name="T9">VWLC</text:span>) and Entry Workload License Charges (<text:span text:style-name="T9">EWLC</text:span>) which are sub-capacity billing options. VWLC and EWLC customers only pay for peak monthly z/OS usage, not for full machine capacity as with the previous operating system.</text:p>
      <text:p text:style-name="P5"/>
      <text:p text:style-name="P3">z/OS is available under standard license pricing as well as via IBM Z New Application License Charges (<text:span text:style-name="T9">zNALC</text:span>) and "IBM Z Solution Edition," two lower priced offerings aimed at supporting newer applications</text:p>
      <text:p text:style-name="P3"/>
      <text:p text:style-name="P3">From its inception z/OS has supported tri-modal addressing. Up through Version 1.5, z/OS itself could start in either 31-bit <text:span text:style-name="T8">ESA/390</text:span> or 64-bit <text:span text:style-name="T8">z/Architecture </text:span> mode, so it could function on older hardware albeit without 64-bit application support on those machines. (Only the newer z/Architecture hardware manufactured starting in the year 2000 can run 64-bit code.) IBM support for z/OS 1.5 ended on March 31, 2007. Now z/OS is only supported on z/Architecture mainframes and only runs in 64-bit m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09:17:27.259772570</meta:creation-date>
    <dc:date>2019-09-19T21:06:36.238910655</dc:date>
    <meta:editing-duration>PT3M59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1" meta:paragraph-count="7" meta:word-count="192" meta:character-count="1240" meta:non-whitespace-character-count="1054"/>
  </office:meta>
</office:document-meta>
</file>